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a5d" officeooo:paragraph-rsid="000eba5d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0eba5d" officeooo:paragraph-rsid="000eba5d" fo:background-color="#1f1f1f"/>
    </style:style>
    <style:style style:name="P3" style:family="paragraph" style:parent-style-name="Standard">
      <style:text-properties officeooo:rsid="00101e25" officeooo:paragraph-rsid="00101e25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6a995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o</text:span> <text:span text:style-name="T2">=</text:span> <text:span text:style-name="T3">1.2255</text:span> <text:span text:style-name="T4">#kg/m^2</text:span></text:p>
      <text:p text:style-name="P3"/>
      <text:p text:style-name="P1"/>
      <text:p text:style-name="P1">V_A = 59,1</text:p>
      <text:p text:style-name="P1">V_B = 60,6</text:p>
      <text:p text:style-name="P1">V_C = 63,9</text:p>
      <text:p text:style-name="P1">V_D = 79,9</text:p>
      <text:p text:style-name="P1">V_H = 35,5</text:p>
      <text:p text:style-name="P1"/>
      <text:p text:style-name="P3">Manewry</text:p>
      <text:p text:style-name="P1">n+=4,00</text:p>
      <text:p text:style-name="P1">n-=-1,60</text:p>
      <text:p text:style-name="P1"/>
      <text:p text:style-name="P3">Podmuchy</text:p>
      <text:p text:style-name="P3">Dla V_C:</text:p>
      <text:p text:style-name="P3">n+=4.37</text:p>
      <text:p text:style-name="P3">n-=-2.37</text:p>
      <text:p text:style-name="P3"/>
      <text:p text:style-name="P3">Dla V_D:</text:p>
      <text:p text:style-name="P3">n+=3.11</text:p>
      <text:p text:style-name="P3">n-=-1.11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0:55:39.800388596</meta:creation-date>
    <dc:date>2023-05-07T21:09:51.435596261</dc:date>
    <meta:editing-duration>PT14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31" meta:character-count="145" meta:non-whitespace-character-count="130"/>
  </office:meta>
</office:document-meta>
</file>